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C9700003265125926C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fr" fo:country="FR" fo:font-weight="bold" style:font-size-asian="16pt" style:language-asian="zxx" style:country-asian="none" style:font-weight-asian="bold" style:font-size-complex="16pt" style:language-complex="zxx" style:country-complex="none" style:font-weight-complex="bold"/>
    </style:style>
    <style:style style:name="P2" style:family="paragraph" style:parent-style-name="Standard">
      <style:text-properties fo:language="fr" fo:country="FR" style:language-asian="zxx" style:country-asian="none" style:language-complex="zxx" style:country-complex="none"/>
    </style:style>
    <style:style style:name="P3" style:family="paragraph" style:parent-style-name="Standard">
      <style:paragraph-properties fo:text-align="center" style:justify-single-word="false"/>
      <style:text-properties fo:language="fr" fo:country="FR" style:language-asian="zxx" style:country-asian="none" style:language-complex="zxx" style:country-complex="none"/>
    </style:style>
    <style:style style:name="P4" style:family="paragraph" style:parent-style-name="Standard" style:list-style-name="L1">
      <style:text-properties fo:language="fr" fo:country="FR" style:language-asian="zxx" style:country-asian="none" style:language-complex="zxx" style:country-complex="none"/>
    </style:style>
    <style:style style:name="P5" style:family="paragraph" style:parent-style-name="Standard" style:list-style-name="L2">
      <style:text-properties fo:language="fr" fo:country="FR" style:language-asian="zxx" style:country-asian="none" style:language-complex="zxx" style:country-complex="none"/>
    </style:style>
    <style:style style:name="P6" style:family="paragraph" style:parent-style-name="Standard" style:list-style-name="L3">
      <style:text-properties fo:language="fr" fo:country="FR" style:language-asian="zxx" style:country-asian="none" style:language-complex="zxx" style:country-complex="none"/>
    </style:style>
    <style:style style:name="P7" style:family="paragraph" style:parent-style-name="Standard" style:list-style-name="L4">
      <style:text-properties fo:language="fr" fo:country="FR" style:language-asian="zxx" style:country-asian="none" style:language-complex="zxx" style:country-complex="none"/>
    </style:style>
    <style:style style:name="P8" style:family="paragraph" style:parent-style-name="Standard" style:list-style-name="L5">
      <style:text-properties fo:language="fr" fo:country="FR" style:language-asian="zxx" style:country-asian="none" style:language-complex="zxx" style:country-complex="none"/>
    </style:style>
    <style:style style:name="P9" style:family="paragraph" style:parent-style-name="Standard" style:list-style-name="L6">
      <style:text-properties fo:language="fr" fo:country="FR" style:language-asian="zxx" style:country-asian="none" style:language-complex="zxx" style:country-complex="none"/>
    </style:style>
    <style:style style:name="P10" style:family="paragraph" style:parent-style-name="Standard" style:list-style-name="L7">
      <style:text-properties fo:language="fr" fo:country="FR" style:language-asian="zxx" style:country-asian="none" style:language-complex="zxx" style:country-complex="none"/>
    </style:style>
    <style:style style:name="P11"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12" style:family="paragraph" style:parent-style-name="Standard" style:list-style-name="L2">
      <style:paragraph-properties fo:margin-left="2.491cm" fo:margin-right="0cm" fo:text-indent="-0.635cm" style:auto-text-indent="false"/>
      <style:text-properties fo:language="fr" fo:country="FR" style:language-asian="zxx" style:country-asian="none" style:language-complex="zxx" style:country-complex="none"/>
    </style:style>
    <style:style style:name="P13" style:family="paragraph" style:parent-style-name="Standard" style:list-style-name="L3">
      <style:paragraph-properties fo:margin-left="2.491cm" fo:margin-right="0cm" fo:text-indent="-0.635cm" style:auto-text-indent="false"/>
      <style:text-properties fo:language="fr" fo:country="FR" style:language-asian="zxx" style:country-asian="none" style:language-complex="zxx" style:country-complex="none"/>
    </style:style>
    <style:style style:name="P14" style:family="paragraph" style:parent-style-name="Standard" style:list-style-name="L4">
      <style:paragraph-properties fo:margin-left="2.491cm" fo:margin-right="0cm" fo:text-indent="-0.635cm" style:auto-text-indent="false"/>
      <style:text-properties fo:language="fr" fo:country="FR" style:language-asian="zxx" style:country-asian="none" style:language-complex="zxx" style:country-complex="none"/>
    </style:style>
    <style:style style:name="P15" style:family="paragraph" style:parent-style-name="Heading_20_1">
      <style:text-properties fo:language="fr" fo:country="FR" style:language-asian="zxx" style:country-asian="none" style:language-complex="zxx" style:country-complex="none"/>
    </style:style>
    <style:style style:name="P16" style:family="paragraph" style:parent-style-name="Heading_20_2">
      <style:text-properties fo:language="fr" fo:country="FR" style:language-asian="zxx" style:country-asian="none" style:language-complex="zxx" style:country-complex="none"/>
    </style:style>
    <style:style style:name="P17" style:family="paragraph" style:parent-style-name="Text_20_body">
      <style:text-properties fo:language="fr" fo:country="FR" style:language-asian="zxx" style:country-asian="none" style:language-complex="zxx" style:country-complex="none"/>
    </style:style>
    <style:style style:name="P18" style:family="paragraph" style:parent-style-name="Text_20_body" style:list-style-name="L8">
      <style:text-properties fo:language="fr" fo:country="FR" style:language-asian="zxx" style:country-asian="none" style:language-complex="zxx" style:country-complex="none"/>
    </style:style>
    <style:style style:name="P19" style:family="paragraph" style:parent-style-name="Text_20_body" style:list-style-name="L9">
      <style:text-properties fo:language="fr" fo:country="FR" style:language-asian="zxx" style:country-asian="none" style:language-complex="zxx" style:country-complex="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N_Discovery</text:p>
      <text:p text:style-name="P3"/>
      <text:p text:style-name="P11">Discover your star</text:p>
      <text:p text:style-name="P11">Find a supernova with your smartphone !</text:p>
      <text:p text:style-name="P3"/>
      <text:p text:style-name="P3">Alain Klotz le 28 février 2012</text:p>
      <text:p text:style-name="P3"/>
      <text:h text:style-name="P15" text:outline-level="1">1. Description générale du projet</text:h>
      <text:p text:style-name="P2">SN_Discovery est un projet d'application web orienté smartphone pour découvrir des supernovae.</text:p>
      <text:p text:style-name="P2"/>
      <text:p text:style-name="P2">Un serveur héberge une banque de données d'images de galaxies acquises chaque nuit par le télescope TAROT.</text:p>
      <text:p text:style-name="P2"/>
      <text:p text:style-name="P2">L'application interroge le serveur et montre deux images d'une galaxie acquises à des dates différentes. </text:p>
      <text:p text:style-name="P2"/>
      <text:p text:style-name="P2">Le but est de repérer la présence d'une nouvelle étoile sur l'image la plus récente (généralement prise la nuit dernière). Dans ce cas, l'utilisateur pointe l'objet nouveau qui est alors signalé au serveur.</text:p>
      <text:p text:style-name="P2"/>
      <text:p text:style-name="P3"><draw:frame draw:style-name="fr1" draw:name="images1" text:anchor-type="as-char" svg:width="7.318cm" svg:height="12.901cm" draw:z-index="0"><draw:image xlink:href="Pictures/2000000700001C9700003265125926CC.svm" xlink:type="simple" xlink:show="embed" xlink:actuate="onLoad"/></draw:frame></text:p>
      <text:p text:style-name="P2"/>
      <text:p text:style-name="P2">Des astronomes "experts" surveillent l'état des objets signalés et rendent compte du statut de la nouvelle étoile par email (découverte avérée, supernova déjà connue, astéroïde connu, comète, trace de satellite, reflet, etc...).</text:p>
      <text:p text:style-name="P2"><text:soft-page-break/></text:p>
      <text:p text:style-name="P2">L'inspection d'une image ne prend que quelques secondes. On peut reprendre ou interrompre l'application à tout moment. Ainsi, on peut utiliser l'application à divers moments d'attente ou d'ennuis pendant la journée (attente du métro, réunion pénible, etc.).</text:p>
      <text:p text:style-name="P2"/>
      <text:p text:style-name="P2">Le but, pour les astronomes de TAROT, est de ne pas avoir à passer du temps à regarder toutes les images.</text:p>
      <text:p text:style-name="P2"/>
      <text:p text:style-name="P2">Le but, pour les utilisateurs de l'application est d'avoir l'impression de faire un "passe temps" utile pour la science. L'application doit être intuitive, ludique, motivante et gratuite.</text:p>
      <text:h text:style-name="P15" text:outline-level="1">2. Ce qui existe déjà</text:h>
      <text:p text:style-name="P2">L'acquisition des images est stockée dans des fichiers .zip sur les sites web des télescopes.</text:p>
      <text:p text:style-name="P2">Un outil de visualisation du logiciel AudeLA permet déjà de faire le travail proposé par SN_Discovery mais n'est pas portable sur une application web.</text:p>
      <text:h text:style-name="P15" text:outline-level="1">3. Travail à faire</text:h>
      <text:h text:style-name="P16" text:outline-level="2">3.1. Coté télescopes</text:h>
      <text:list xml:id="list38132528" text:style-name="L1">
        <text:list-item>
          <text:p text:style-name="P4">Rien à faire car les fichiers .zip sont déjà générés.</text:p>
        </text:list-item>
      </text:list>
      <text:h text:style-name="P16" text:outline-level="2">3.2. Côté serveur</text:h>
      <text:list xml:id="list38163099" text:style-name="L2">
        <text:list-item>
          <text:p text:style-name="P5">Trouver un hébergeur.</text:p>
        </text:list-item>
        <text:list-item>
          <text:p text:style-name="P5">Estimer l'espace disque requis pour stocker les images sur plusieurs années (50 MB/jour typiquement).</text:p>
        </text:list-item>
        <text:list-item>
          <text:p text:style-name="P5">Créer la base de données pour gérer la distribution des images vers les applications.</text:p>
        </text:list-item>
        <text:list-item>
          <text:p text:style-name="P12">Table_catalog : ID_catalog, Name1, Name2, ra, dec, mag, diam, dist, comment.</text:p>
        </text:list-item>
        <text:list-item>
          <text:p text:style-name="P12">Table image : ID_image, Nom_fichier, Lieu, Date, cdelt1, cdelt2, crota2, crpix1, crpix2, crval1, crval2, 10 ID_user, 10 ID_candidate.</text:p>
        </text:list-item>
        <text:list-item>
          <text:p text:style-name="P12">Table users : ID_user, pseudo, passwd, email, nom, prenom, nationalité, geolocalisation, flag_expert.</text:p>
        </text:list-item>
        <text:list-item>
          <text:p text:style-name="P12">Table candidates : ID_candidate, ID_image, ID_user, date_discovery, ra, dec, mag, commentaire_utilisateur, confidence_level</text:p>
        </text:list-item>
        <text:list-item>
          <text:p text:style-name="P12">Table analysis : ID_analysis, ID_user(expert), ID_candidate, confidence_level, identification, comment</text:p>
        </text:list-item>
        <text:list-item>
          <text:p text:style-name="P5">Créer le logiciel qui va transférer une fois par jour les fichiers .zip des télescopes et remplir la base de données des nouvelles images à inspecter. Ce logiciel devra convertir les fichiers .fits en format .jpeg en renseignant la base de données de la date, du lieu et du WCS:</text:p>
        </text:list-item>
      </text:list>
      <text:list xml:id="list38147427" text:style-name="L3">
        <text:list-item>
          <text:p text:style-name="P13">Lieu (TAROT_Calern, TAROT_Chile)</text:p>
        </text:list-item>
        <text:list-item>
          <text:p text:style-name="P13">Date (au format ISO 8601)</text:p>
        </text:list-item>
        <text:list-item>
          <text:p text:style-name="P13">WCS = valeurs des mots clés cdelt1, cdelt2, crota2, crpix1, crpix2, crval1, crval2.</text:p>
        </text:list-item>
        <text:list-item>
          <text:p text:style-name="P6">Créer le script CGI (ou autre) qui reçoit les requêtes des utilisateurs. Les types de requêtes sont les suivantes:</text:p>
        </text:list-item>
        <text:list-item>
          <text:p text:style-name="P13">action=Login (pseudo, passwd, create). Si create=No (=le user existe déjà), alors faire comme action=Next. Si create=Yes (=le user demande à être crée), retourne un formulaire à remplir avec un code sécurisé pour l'action=Create_user. Lors de action=Login create=No, si le pseudo est trouvé dans la table experts alors on renvoie un formulaire qui demande si l'on souhaite continuer en mode user ou expert (action=Login2) ? Il faut donner la possiblité d'un mode « anonymous » qui permet à <text:soft-page-break/>l'utilisateur « d'essayer » l'application sans avoir la possibilité de déclarer les candidates.</text:p>
        </text:list-item>
        <text:list-item>
          <text:p text:style-name="P13">action=Create_User (pseudo, passwd, code_secure, email, nom, prenom, nationalité, geolocalisation). <text:s/>flag_expert=0 tout le temps (seul à changement à la main dans la base de donnée donne l'accès à <text:s/>flag_expert=1).</text:p>
        </text:list-item>
        <text:list-item>
          <text:p text:style-name="P13">action=Login2 (choice_user_expert). Si choice_user_expert=user alors on traite le même cas que action=Login create=No. Si <text:s/>choice_user_expert=expert, alors on montre la liste des candidates récentes à statuer.</text:p>
        </text:list-item>
        <text:list-item>
          <text:p text:style-name="P13">action=Next (ID_image, ID_user). Le script va choisir la prochaine galaxie à controler. Le choix de l'image est fait parmi les images qui ont déjà été notées comme ayant des candidate (le controle présent sert donc à vérifier la candidate par un autre utilisateur) ou bien parmi les images non encore contrôlées. Si toutes les images ont été contrôlées, on renvoie une image déjà contrôlée négative pour vérification. Retourne (ID_user, ID_image, deux (fichiers Jpeg + date + WCS)).</text:p>
        </text:list-item>
        <text:list-item>
          <text:p text:style-name="P13">action=Infos (ID_image). Retourne un code HTML d'informations sur cette galaxie à afficher par dessus la fenêtre de l'application.</text:p>
        </text:list-item>
        <text:list-item>
          <text:p text:style-name="P13">action=Previous (ID_image*, ID_user).</text:p>
        </text:list-item>
        <text:list-item>
          <text:p text:style-name="P13">action=Discovery (ID_image, ID_user, ra, dec). Retourne un message HTML qui dit que la candidate va être examinée au plus tôt et que le résultat sera retourné dans un email.</text:p>
        </text:list-item>
        <text:list-item>
          <text:p text:style-name="P13">action=Best (ID_image, ID_user). Cette action est envoyée au serveur lorsque l'image de la nuit est de meilleure qualité que l'image de référence. Pour provoquer cette action, l'utilisateur glisse l'image de la nuit sur l'image de référence au niveau de l'interface graphique client.</text:p>
        </text:list-item>
        <text:list-item>
          <text:p text:style-name="P6">Créer les scripts (GCI ?) pour surveiller le bon fonctionnement du serveur.</text:p>
        </text:list-item>
        <text:list-item>
          <text:p text:style-name="P6">Créer une page web HTML qui donne des ressources d'informations sur les supernovae et qui explique que chaque découverte sera enregistrée à l'Union Astronomique Internationale avec le nom du découvreur.</text:p>
        </text:list-item>
      </text:list>
      <text:h text:style-name="P16" text:outline-level="2">3.3. Coté client</text:h>
      <text:p text:style-name="P2">Créer le logiciel utilisateur:</text:p>
      <text:list xml:id="list38153762" text:style-name="L4">
        <text:list-item>
          <text:p text:style-name="P7">Créer un nouvel utilisateur</text:p>
        </text:list-item>
        <text:list-item>
          <text:p text:style-name="P7">Commencer une session (user, passwd)</text:p>
        </text:list-item>
        <text:list-item>
          <text:p text:style-name="P7">Bouton d'infos générales sur la page d'accueil</text:p>
        </text:list-item>
        <text:list-item>
          <text:p text:style-name="P7">On aboutit ensuite sur le binoculaire</text:p>
        </text:list-item>
        <text:list-item>
          <text:p text:style-name="P14">Bouton &gt;&gt; pour passer à l'objet suivant</text:p>
        </text:list-item>
        <text:list-item>
          <text:p text:style-name="P14">Bouton Infos pour afficher des infos sur cet objet (ra,dec,mag, dim, distance, commentaires connus).</text:p>
        </text:list-item>
        <text:list-item>
          <text:p text:style-name="P14">Bouton Blink pour faire clignoter les images</text:p>
        </text:list-item>
        <text:list-item>
          <text:p text:style-name="P14">Bouton Disco en cas de découverte</text:p>
        </text:list-item>
        <text:list-item>
          <text:p text:style-name="P14">Bouton &lt;&lt; pour revenir à l'objet précédent (seuls les objets visualisés depuis le début de la session courante sont accessibles).</text:p>
        </text:list-item>
        <text:list-item>
          <text:p text:style-name="P14">Si l'image de la nuit est de meilleure qualité que l'image de référence l'utilisateur glisse l'image de la nuit sur l'image de référence (glisse avec le doigt par exemple).</text:p>
        </text:list-item>
      </text:list>
      <text:p text:style-name="P2"/>
      <text:p text:style-name="P2">Créer le logiciel expert :</text:p>
      <text:list xml:id="list38136862" text:style-name="L5">
        <text:list-item>
          <text:p text:style-name="P8">Même application et même page d'accueil</text:p>
        </text:list-item>
      </text:list>
      <text:list xml:id="list42718626" text:continue-list="list38153762" text:style-name="L4">
        <text:list-item>
          <text:p text:style-name="P7">Commencer une session (user, passwd)</text:p>
        </text:list-item>
        <text:list-item>
          <text:p text:style-name="P7">Si le user à le flag_expert = 1 alors on demande si l'on veut continuer en expert ou en utilisateur ?</text:p>
        </text:list-item>
        <text:list-item>
          <text:p text:style-name="P7"><text:soft-page-break/>Définir ce que peut faire un expert pour valider ou non les cadidates. (TBD).</text:p>
        </text:list-item>
      </text:list>
      <text:p text:style-name="P2"/>
      <text:h text:style-name="P15" text:outline-level="1">ANNEXE A : Mots clé WCS</text:h>
      <text:p text:style-name="P2">Les 7 mots clés WCS sont lus dans l'entête FITS et sont transmis avec l'image Jpeg vers le client:</text:p>
      <text:p text:style-name="P2"/>
      <text:list xml:id="list41603028" text:style-name="L6">
        <text:list-item>
          <text:p text:style-name="P9">CRPIX1 : est le pixel du centre de la projection sur NAXIS1 (axe x) </text:p>
        </text:list-item>
        <text:list-item>
          <text:p text:style-name="P9">CRPIX2 : est le pixel du centre de la projection sur NAXIS2 (axe y) </text:p>
        </text:list-item>
        <text:list-item>
          <text:p text:style-name="P9">CRVAL1 : est la coordonnée céleste exacte sur RA correspondant à CRPIX1.</text:p>
        </text:list-item>
        <text:list-item>
          <text:p text:style-name="P9">CRVAL2 : est la coordonnée céleste exacte sur DEC correspondant à CRPIX2.</text:p>
        </text:list-item>
        <text:list-item>
          <text:p text:style-name="P9">CDELT1 : est l'échantillonnage angulaire sur NAXIS1 (axe x) </text:p>
        </text:list-item>
        <text:list-item>
          <text:p text:style-name="P9">CDELT2 : est l'échantillonnage angulaire sur NAXIS2 (axe y) </text:p>
        </text:list-item>
        <text:list-item>
          <text:p text:style-name="P9">CROTA2 : est l'angle de position de l'axe des déclinaisons par rapport à NAXIS2 (axe y)</text:p>
        </text:list-item>
      </text:list>
      <text:p text:style-name="P2"/>
      <text:p text:style-name="P2">Le client commence par calculer les 4 variables :</text:p>
      <text:list xml:id="list41619715" text:style-name="L7">
        <text:list-item>
          <text:p text:style-name="P10">CD001001 = CDELT1*cos(CROTA2) </text:p>
        </text:list-item>
        <text:list-item>
          <text:p text:style-name="P10">CD001002 = fabs(CDELT2)*CDELT1/fabs(CDELT1)*sin(CROTA2) </text:p>
        </text:list-item>
        <text:list-item>
          <text:p text:style-name="P10">CD002001 = -fabs(CDELT1)*CDELT2/fabs(CDELT2)*sin(CROTA2) </text:p>
        </text:list-item>
        <text:list-item>
          <text:p text:style-name="P10">CD002002 = CDELT2*cos(CROTA2) </text:p>
        </text:list-item>
      </text:list>
      <text:p text:style-name="P2"/>
      <text:p text:style-name="P2">Pour calculer (RA,DEC) -&gt; (x,y)</text:p>
      <text:list xml:id="list41634258" text:style-name="L8">
        <text:list-item>
          <text:p text:style-name="P18">H = sin(DEC)*sin(CRVAL2) + cos(DEC)*cos(CRVAL2)*cos(RA-CRVAL1) </text:p>
        </text:list-item>
        <text:list-item>
          <text:p text:style-name="P18">dRA = cos(DEC)*sin(RA-CRVAL1) / H </text:p>
        </text:list-item>
        <text:list-item>
          <text:p text:style-name="P18">dDEC = [ sin(DEC)*cos(CRVAL2) - cos(DEC)*sin(CRVAL2)*cos(RA-CRVAL1) ] / H </text:p>
        </text:list-item>
        <text:list-item>
          <text:p text:style-name="P18">det=CD002002*CD001001-CD001002*CD002001 </text:p>
        </text:list-item>
        <text:list-item>
          <text:p text:style-name="P18">x = (CRPIX1-0.5) - (CD001002*dDEC - CD002002*dRA) / det </text:p>
        </text:list-item>
        <text:list-item>
          <text:p text:style-name="P18">y = (CRPIX2-0.5) + (CD001001*dDEC - CD002001*dRA) / det </text:p>
        </text:list-item>
      </text:list>
      <text:p text:style-name="P2"/>
      <text:p text:style-name="P2">Pour calculer (x,y) -&gt; (RA,DEC)</text:p>
      <text:p text:style-name="P17"/>
      <text:list xml:id="list41637736" text:style-name="L9">
        <text:list-item>
          <text:p text:style-name="P19">dRA = CD001001 * (x-(CRPIX1-0.5)) + CD001002 * (y-(CRPIX2-0.5)) </text:p>
        </text:list-item>
        <text:list-item>
          <text:p text:style-name="P19">dDEC = CD002001 * (x-(CRPIX1-0.5)) + CD002002 * (y-(CRPIX2-0.5)) </text:p>
        </text:list-item>
        <text:list-item>
          <text:p text:style-name="P19">delta= cos(CRVAL2) - dDEC*sin(CRVAL2) </text:p>
        </text:list-item>
        <text:list-item>
          <text:p text:style-name="P19">gamma= sqrt( dRA*dRA + delta*delta ) </text:p>
        </text:list-item>
        <text:list-item>
          <text:p text:style-name="P19">RA = CRVAL1 + atan (dRA/delta) </text:p>
        </text:list-item>
        <text:list-item>
          <text:p text:style-name="P19">DEC = atan ( [sin(CRVAL2)+dDEC*cos(CRVAL2)] / gamma )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29M45S</meta:editing-duration>
    <meta:editing-cycles>39</meta:editing-cycles>
    <meta:generator>OpenOffice.org/3.3$Win32 OpenOffice.org_project/330m20$Build-9567</meta:generator>
    <dc:date>2012-02-28T22:57:52.77</dc:date>
    <meta:document-statistic meta:table-count="0" meta:image-count="1" meta:object-count="0" meta:page-count="4" meta:paragraph-count="89" meta:word-count="1263" meta:character-count="8010"/>
    <meta:user-defined meta:name="Info 1"/>
    <meta:user-defined meta:name="Info 2"/>
    <meta:user-defined meta:name="Info 3"/>
    <meta:user-defined meta:name="Info 4"/>
  </office:meta>
</office:document-meta>
</file>